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172cm" style:rel-column-width="2365*"/>
    </style:style>
    <style:style style:name="Tabella33.B" style:family="table-column">
      <style:table-column-properties style:column-width="12.823cm" style:rel-column-width="7270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Nuovo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22714" text:style-name="Numerazione_20_UC">
              <text:list-item text:start-value="1">
                <text:p text:style-name="Azione_20_attore">Accede alla sezione commenti del forum (<text:span text:style-name="T1">include Visualizza Forum</text:span>)</text:p>
              </text:list-item>
              <text:list-item>
                <text:p text:style-name="Azione_20_sistema">Il sistema genera la pagina del forum</text:p>
              </text:list-item>
              <text:list-item>
                <text:p text:style-name="Azione_20_attore">Scrive un nuovo commento</text:p>
              </text:list-item>
              <text:list-item>
                <text:p text:style-name="Azione_20_sistema">Il sistema memorizza il commento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 ha sottomesso il commento e il sistema ha aggiornato i dati <text:s/>OR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30:04.36</meta:creation-date>
    <meta:editing-duration>PT44M16S</meta:editing-duration>
    <meta:editing-cycles>5</meta:editing-cycles>
    <meta:generator>OpenOffice.org/3.3$Win32 OpenOffice.org_project/330m20$Build-9567</meta:generator>
    <dc:date>2012-10-19T13:39:08.65</dc:date>
    <dc:creator>Alfonso Piscitelli</dc:creator>
    <meta:document-statistic meta:table-count="1" meta:image-count="0" meta:object-count="0" meta:page-count="1" meta:paragraph-count="17" meta:word-count="129" meta:character-count="811"/>
  </office:meta>
</office:document-meta>
</file>